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opacity="25%" draw:textarea-horizontal-align="justify" draw:textarea-vertical-align="middle" draw:auto-grow-height="false" draw:shadow-opacity="25%"/>
    </style:style>
    <style:style style:name="gr8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opacity="50%" draw:fill-image-width="0cm" draw:fill-image-height="0cm" draw:textarea-horizontal-align="left" draw:auto-grow-height="true" draw:auto-grow-width="true" fo:min-height="0cm" fo:min-width="0cm" draw:shadow-opacity="50%"/>
    </style:style>
    <style:style style:name="gr9" style:family="graphic" style:parent-style-name="standard">
      <style:graphic-properties draw:fill="solid" draw:fill-color="#ff0000" draw:fill-gradient-name="Gradient_20_1" draw:fill-hatch-name="Black_20_0_20_Degrees" draw:fill-image-name="Empty" draw:opacity="20%" draw:fill-image-width="0cm" draw:fill-image-height="0cm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1.161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1.557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4" style:family="graphic" style:parent-style-name="standard">
      <style:graphic-properties draw:stroke="none" draw:fill="solid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solid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solid" draw:fill-color="#99cc00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ffcc00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575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text:enable-numbering="false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text:enable-numbering="false" fo:text-indent="0cm" style:writing-mode="lr-tb"/>
      <style:text-properties fo:font-size="12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7" style:family="paragraph">
      <style:text-properties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12" style:family="paragraph">
      <style:text-properties fo:color="#ff0000"/>
    </style:style>
    <style:style style:name="P13" style:family="paragraph">
      <style:paragraph-properties fo:margin-left="0cm" fo:margin-right="0cm" fo:text-align="center" text:enable-numbering="false" fo:text-indent="0cm"/>
      <style:text-properties fo:font-size="14pt" style:font-size-asian="18pt" style:font-size-complex="18pt"/>
    </style:style>
    <style:style style:name="P14" style:family="paragraph">
      <style:paragraph-properties fo:margin-left="0cm" fo:margin-right="0cm" fo:margin-top="0.396cm" fo:margin-bottom="0cm" text:enable-numbering="false" fo:text-indent="0cm"/>
    </style:style>
    <style:style style:name="P15" style:family="paragraph">
      <style:paragraph-properties fo:margin-left="0cm" fo:margin-right="0cm" fo:margin-top="0.396cm" fo:margin-bottom="0cm" text:enable-numbering="false" fo:text-indent="0cm" style:writing-mode="lr-tb"/>
      <style:text-properties fo:font-size="14pt"/>
    </style:style>
    <style:style style:name="P16" style:family="paragraph">
      <style:paragraph-properties style:writing-mode="tb-rl"/>
    </style:style>
    <style:style style:name="P17" style:family="paragraph">
      <style:paragraph-properties fo:margin-left="0.6cm" fo:margin-right="0cm" fo:text-indent="-0.6cm"/>
      <style:text-properties fo:font-size="13.1999998092651pt"/>
    </style:style>
    <style:style style:name="P18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9" style:family="paragraph">
      <style:paragraph-properties fo:margin-left="0cm" fo:margin-right="0cm" fo:margin-top="0.123cm" fo:margin-bottom="0cm" fo:text-align="center" text:enable-numbering="false" fo:text-indent="0cm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language="en" fo:country="CA" fo:font-weight="bold" style:font-size-asian="18pt" style:font-weight-asian="bold" style:font-size-complex="18pt" style:font-weight-complex="bold"/>
    </style:style>
    <style:style style:name="T2" style:family="text">
      <style:text-properties fo:font-size="14pt" fo:language="en" fo:country="US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ff0000"/>
    </style:style>
    <style:style style:name="T9" style:family="text">
      <style:text-properties fo:color="#ff0066" fo:font-size="14pt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US"/>
    </style:style>
    <style:style style:name="T11" style:family="text">
      <style:text-properties fo:font-size="14pt" fo:language="en" fo:country="CA" fo:font-weight="normal" style:font-size-asian="18pt" style:font-weight-asian="bold" style:font-size-complex="18pt" style:font-weight-complex="bold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en" fo:country="US" style:font-size-asian="14pt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0066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: Dictionary" draw:style-name="dp1" draw:master-page-name="Default">
        <office:forms form:automatic-focus="false" form:apply-design-mode="false"/>
        <draw:custom-shape draw:style-name="gr1" draw:text-style-name="P2" draw:layer="layout" svg:width="4cm" svg:height="1.835cm" svg:x="4cm" svg:y="15.165cm">
          <text:p text:style-name="P1"><text:span text:style-name="T1">Real Value</text:span></text:p>
          <text:p text:style-name="P1"><text:span text:style-name="T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027cm" svg:height="2.5cm" svg:x="8.3cm" svg:y="14.833cm">
          <text:p text:style-name="P3"><text:span text:style-name="T3">Dictionary</text:span></text:p>
          <text:p text:style-name="P3"><text:span text:style-name="T3">Translation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4cm" svg:height="2cm" svg:x="15.5cm" svg:y="15cm">
          <text:p text:style-name="P1"><text:span text:style-name="T4">Encoded</text:span></text:p>
          <text:p text:style-name="P1"><text:span text:style-name="T4">Bit Value</text:span></text:p>
          <text:p text:style-name="P1"><text:span text:style-name="T5">0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0.5cm" svg:height="0.988cm" svg:x="1.5cm" svg:y="14cm">
          <draw:text-box>
            <text:p text:style-name="P5"/>
          </draw:text-box>
        </draw:frame>
        <draw:frame draw:style-name="gr4" draw:text-style-name="P7" draw:layer="layout" svg:width="4.062cm" svg:height="1.739cm" svg:x="9.938cm" svg:y="16.761cm">
          <draw:text-box>
            <text:p text:style-name="P6"><text:span text:style-name="T6">Lower bound: 0</text:span></text:p>
            <text:p text:style-name="P6"><text:span text:style-name="T6">Upper bound: 20</text:span></text:p>
            <text:p text:style-name="P6"><text:span text:style-name="T6">Increment: 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Figure: BitVector" draw:style-name="dp1" draw:master-page-name="Default">
        <office:forms form:automatic-focus="false" form:apply-design-mode="false"/>
        <draw:g>
          <draw:custom-shape draw:style-name="gr6" draw:text-style-name="P9" draw:layer="layout" svg:width="0.95cm" svg:height="0.95cm" svg:x="7.5cm" svg:y="10.55cm">
            <text:p text:style-name="P8">1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8.45cm" svg:y="10.55cm">
            <text:p text:style-name="P8">0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1.3cm" svg:y="10.55cm">
            <text:p text:style-name="P8">1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0.35cm" svg:y="10.55cm">
            <text:p text:style-name="P8">0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9.4cm" svg:y="10.55cm">
            <text:p text:style-name="P8">1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6.05cm" svg:y="10.55cm">
            <text:p text:style-name="P8">0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5.1cm" svg:y="10.55cm">
            <text:p text:style-name="P8">1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4.15cm" svg:y="10.55cm">
            <text:p text:style-name="P8">0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3.2cm" svg:y="10.55cm">
            <text:p text:style-name="P8">0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0.95cm" svg:height="0.95cm" svg:x="12.25cm" svg:y="10.55cm">
            <text:p text:style-name="P8">1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Figure: Field" draw:style-name="dp1" draw:master-page-name="Default">
        <office:forms form:automatic-focus="false" form:apply-design-mode="false"/>
        <draw:custom-shape draw:style-name="gr7" draw:text-style-name="P9" draw:layer="layout" svg:width="13.5cm" svg:height="8cm" svg:x="4cm" svg:y="9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6" draw:text-style-name="P9" draw:layer="layout" svg:width="0.95cm" svg:height="0.95cm" svg:x="7.5cm" svg:y="10.5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8.45cm" svg:y="10.5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1.3cm" svg:y="10.5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0.35cm" svg:y="10.5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9.4cm" svg:y="10.5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6.05cm" svg:y="10.5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5.1cm" svg:y="10.5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4.15cm" svg:y="10.5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3.2cm" svg:y="10.5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2.25cm" svg:y="10.55cm">
              <text:p text:style-name="P8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95cm" svg:height="0.95cm" svg:x="7.5cm" svg:y="1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8.45cm" svg:y="1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1.3cm" svg:y="1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0.35cm" svg:y="1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9.4cm" svg:y="1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6.05cm" svg:y="1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5.1cm" svg:y="1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4.15cm" svg:y="1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3.2cm" svg:y="1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2.25cm" svg:y="15cm">
              <text:p text:style-name="P8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95cm" svg:height="0.95cm" svg:x="7.5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8.45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1.3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0.35cm" svg:y="13.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9.4cm" svg:y="13.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6.05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5.1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4.15cm" svg:y="13.5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3.2cm" svg:y="13.5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2.25cm" svg:y="13.5cm">
              <text:p text:style-name="P8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95cm" svg:height="0.95cm" svg:x="7.5cm" svg:y="12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8.45cm" svg:y="12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1.3cm" svg:y="12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0.35cm" svg:y="12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9.4cm" svg:y="12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6.05cm" svg:y="12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5.1cm" svg:y="12cm">
              <text:p text:style-name="P8">1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4.15cm" svg:y="12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3.2cm" svg:y="12cm">
              <text:p text:style-name="P8">0</text:p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95cm" svg:height="0.95cm" svg:x="12.25cm" svg:y="12cm">
              <text:p text:style-name="P8">1</text:p>
              <draw:enhanced-geometry svg:viewBox="0 0 21600 21600" draw:type="rectangle" draw:enhanced-path="M 0 0 L 21600 0 21600 21600 0 21600 0 0 Z N"/>
            </draw:custom-shape>
          </draw:g>
        </draw:g>
        <draw:frame draw:style-name="gr8" draw:layer="layout" svg:width="3.08cm" svg:height="0.988cm" svg:x="4cm" svg:y="10.512cm">
          <draw:text-box>
            <text:p text:style-name="P5">Vector 1</text:p>
          </draw:text-box>
        </draw:frame>
        <draw:frame draw:style-name="gr8" draw:layer="layout" svg:width="3.08cm" svg:height="0.988cm" svg:x="4cm" svg:y="15cm">
          <draw:text-box>
            <text:p text:style-name="P5">Vector 4</text:p>
          </draw:text-box>
        </draw:frame>
        <draw:frame draw:style-name="gr8" draw:layer="layout" svg:width="3.08cm" svg:height="0.988cm" svg:x="3.92cm" svg:y="13.5cm">
          <draw:text-box>
            <text:p text:style-name="P5">Vector 3</text:p>
          </draw:text-box>
        </draw:frame>
        <draw:frame draw:style-name="gr8" draw:layer="layout" svg:width="3.08cm" svg:height="0.988cm" svg:x="4cm" svg:y="12cm">
          <draw:text-box>
            <text:p text:style-name="P5">Vector 2</text:p>
          </draw:text-box>
        </draw:frame>
        <draw:custom-shape draw:style-name="gr9" draw:text-style-name="P9" draw:layer="layout" svg:width="0.959cm" svg:height="6.5cm" svg:x="10.341cm" svg:y="10cm">
          <text:p text:style-name="P5"/>
          <draw:enhanced-geometry svg:viewBox="0 0 21600 21600" draw:type="rectangle" draw:enhanced-path="M 0 0 L 21600 0 21600 21600 0 21600 0 0 Z N"/>
        </draw:custom-shape>
        <draw:frame draw:style-name="gr8" draw:layer="layout" svg:width="3.241cm" svg:height="0.988cm" svg:x="9.259cm" svg:y="9cm">
          <draw:text-box>
            <text:p text:style-name="P5">Record 4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: BitwiseStore" draw:style-name="dp1" draw:master-page-name="Default">
        <office:forms form:automatic-focus="false" form:apply-design-mode="false"/>
        <draw:custom-shape draw:style-name="gr7" draw:text-style-name="P9" draw:layer="layout" svg:width="13.5cm" svg:height="8cm" svg:x="5cm" svg:y="1.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3.241cm" svg:height="0.988cm" svg:x="10cm" svg:y="2.012cm">
          <draw:text-box>
            <text:p text:style-name="P5">Record 4</text:p>
          </draw:text-box>
        </draw:frame>
        <draw:g>
          <draw:custom-shape draw:style-name="gr6" draw:text-style-name="P11" draw:layer="layout" svg:width="0.95cm" svg:height="0.95cm" svg:x="8.5cm" svg:y="4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9.45cm" svg:y="4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2.3cm" svg:y="4cm">
            <text:p text:style-name="P8"><text:span text:style-name="T7">1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1.35cm" svg:y="4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0.4cm" svg:y="4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7.05cm" svg:y="4cm">
            <text:p text:style-name="P8"><text:span text:style-name="T7">0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6.1cm" svg:y="4cm">
            <text:p text:style-name="P8"><text:span text:style-name="T7">11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5.15cm" svg:y="4cm">
            <text:p text:style-name="P8"><text:span text:style-name="T7">0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4.2cm" svg:y="4cm">
            <text:p text:style-name="P8"><text:span text:style-name="T7">0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3.25cm" svg:y="4cm">
            <text:p text:style-name="P8"><text:span text:style-name="T7">1100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2" draw:layer="layout" svg:width="2.534cm" svg:height="0.988cm" svg:x="5.5cm" svg:y="4cm">
          <draw:text-box>
            <text:p text:style-name="P5"><text:span text:style-name="T8">Field 1</text:span></text:p>
          </draw:text-box>
        </draw:frame>
        <draw:g>
          <draw:custom-shape draw:style-name="gr6" draw:text-style-name="P11" draw:layer="layout" svg:width="0.95cm" svg:height="0.95cm" svg:x="8.5cm" svg:y="7cm">
            <text:p text:style-name="P8"><text:span text:style-name="T7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0.95cm" svg:height="0.95cm" svg:x="9.45cm" svg:y="7cm">
            <text:p text:style-name="P8"><text:span text:style-name="T7">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2.3cm" svg:y="7cm">
            <text:p text:style-name="P8"><text:span text:style-name="T7">1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1.35cm" svg:y="7cm">
            <text:p text:style-name="P8"><text:span text:style-name="T7">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0.4cm" svg:y="7cm">
            <text:p text:style-name="P8"><text:span text:style-name="T7">1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7.05cm" svg:y="7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6.1cm" svg:y="7cm">
            <text:p text:style-name="P8"><text:span text:style-name="T7">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5.15cm" svg:y="7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4.2cm" svg:y="7cm">
            <text:p text:style-name="P8"><text:span text:style-name="T7">0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3.25cm" svg:y="7cm">
            <text:p text:style-name="P8"><text:span text:style-name="T7">000</text:span></text:p>
            <draw:enhanced-geometry svg:viewBox="0 0 21600 21600" draw:type="rectangle" draw:enhanced-path="M 0 0 L 21600 0 21600 21600 0 21600 0 0 Z N"/>
          </draw:custom-shape>
        </draw:g>
        <draw:frame draw:style-name="gr8" draw:layer="layout" svg:width="2.534cm" svg:height="0.988cm" svg:x="5.5cm" svg:y="5.5cm">
          <draw:text-box>
            <text:p text:style-name="P5">Field 2</text:p>
          </draw:text-box>
        </draw:frame>
        <draw:g>
          <draw:custom-shape draw:style-name="gr6" draw:text-style-name="P11" draw:layer="layout" svg:width="0.95cm" svg:height="0.95cm" svg:x="8.5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9.45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2.3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1.35cm" svg:y="5.5cm">
            <text:p text:style-name="P8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0.4cm" svg:y="5.5cm">
            <text:p text:style-name="P8"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7.05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6.1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5.15cm" svg:y="5.5cm">
            <text:p text:style-name="P8"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4.2cm" svg:y="5.5cm">
            <text:p text:style-name="P8"><text:span text:style-name="T7">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95cm" svg:height="0.95cm" svg:x="13.25cm" svg:y="5.5cm">
            <text:p text:style-name="P8"><text:span text:style-name="T7">01</text:span></text:p>
            <draw:enhanced-geometry svg:viewBox="0 0 21600 21600" draw:type="rectangle" draw:enhanced-path="M 0 0 L 21600 0 21600 21600 0 21600 0 0 Z N"/>
          </draw:custom-shape>
        </draw:g>
        <draw:frame draw:style-name="gr8" draw:layer="layout" svg:width="2.534cm" svg:height="0.988cm" svg:x="5.5cm" svg:y="7cm">
          <draw:text-box>
            <text:p text:style-name="P5">Field 3</text:p>
          </draw:text-box>
        </draw:frame>
        <draw:custom-shape draw:style-name="gr9" draw:text-style-name="P9" draw:layer="layout" svg:width="0.959cm" svg:height="5cm" svg:x="11.341cm" svg:y="3.5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Figure: Store mapping on class" draw:style-name="dp1" draw:master-page-name="Default" presentation:presentation-page-layout-name="AL1T19">
        <office:forms form:automatic-focus="false" form:apply-design-mode="false"/>
        <draw:custom-shape draw:style-name="gr1" draw:text-style-name="P2" draw:layer="layout" svg:width="5.5cm" svg:height="1.835cm" svg:x="2.5cm" svg:y="15.165cm">
          <text:p text:style-name="P1"><text:span text:style-name="T1">Field Real Value</text:span></text:p>
          <text:p text:style-name="P1"><text:span text:style-name="T2"/></text:p>
          <text:p text:style-name="P1"><text:span text:style-name="T2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5cm" svg:height="3cm" svg:x="8.3cm" svg:y="14.5cm">
          <text:p text:style-name="P1"><text:span text:style-name="T4">Dictionary</text:span></text:p>
          <text:p text:style-name="P1"><text:span text:style-name="T4">Translation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5.5cm" svg:height="2cm" svg:x="14.1cm" svg:y="15cm">
          <text:p text:style-name="P1"><text:span text:style-name="T4">Field Bit Value</text:span></text:p>
          <text:p text:style-name="P1"><text:span text:style-name="T5"/></text:p>
          <text:p text:style-name="P1"><text:span text:style-name="T5">0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text-style-name="P13" draw:layer="layout" svg:width="3.713cm" svg:height="4.093cm" svg:x="14.96cm" svg:y="8.014cm">
          <text:p text:style-name="P1"><text:span text:style-name="T4">“</text:span><text:span text:style-name="T4">id” Field</text:span></text:p>
          <text:p text:style-name="P1"><text:span text:style-name="T4">Vectors</text:span></text:p>
          <text:p text:style-name="P1"><text:span text:style-name="T5">01011</text:span><text:span text:style-name="T9">0</text:span><text:span text:style-name="T5">010</text:span></text:p>
          <text:p text:style-name="P1"><text:span text:style-name="T5">10101</text:span><text:span text:style-name="T9">1</text:span><text:span text:style-name="T5">010</text:span></text:p>
          <text:p text:style-name="P1"><text:span text:style-name="T5">00000</text:span><text:span text:style-name="T9">0</text:span><text:span text:style-name="T5">011</text:span></text:p>
          <text:p text:style-name="P1"><text:span text:style-name="T5">10000</text:span><text:span text:style-name="T9">0</text:span><text:span text:style-name="T5">0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2.5cm" svg:height="1.421cm" svg:x="14.3cm" svg:y="12.847cm">
          <text:p text:style-name="P14"><text:span text:style-name="T10">Store / Query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5cm" svg:height="3cm" svg:x="2.5cm" svg:y="8cm">
          <text:p text:style-name="P1"><text:span text:style-name="T1">Instance of “User” class</text:span></text:p>
          <text:p text:style-name="P1"><text:span text:style-name="T11">Attributes:</text:span></text:p>
          <text:p text:style-name="P1"><text:span text:style-name="T2">id = 4</text:span></text:p>
          <text:p text:style-name="P1"><text:span text:style-name="T2">name = “John Smith”</text:span></text:p>
          <text:p text:style-name="P1"><text:span text:style-name="T2">email = “smith.john@obiba.org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3.728cm" svg:height="1.002cm" draw:transform="rotate (-1.57079632679579) translate (5.8cm 11.238cm)">
          <text:p text:style-name="P5"/>
          <draw:enhanced-geometry draw:text-rotate-angle="-180"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5" draw:layer="layout" svg:width="3.766cm" svg:height="1.817cm" svg:x="5.734cm" svg:y="12.2cm">
          <text:p text:style-name="P14"><text:span text:style-name="T10">Get / set 'id'</text:span></text:p>
          <text:p text:style-name="P14"><text:span text:style-name="T10">field value</text:span></text:p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2.578cm" svg:height="1.002cm" draw:transform="rotate (-1.57079632679579) translate (17.4cm 12.25cm)">
          <text:p text:style-name="P5"/>
          <draw:enhanced-geometry draw:text-rotate-angle="-180"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20.5cm" svg:height="0.988cm" svg:x="1.5cm" svg:y="14cm">
          <draw:text-box>
            <text:p text:style-name="P5"/>
          </draw:text-box>
        </draw:frame>
        <presentation:notes draw:style-name="dp2">
          <draw:page-thumbnail draw:style-name="gr5" draw:layer="layout" svg:width="14.393cm" svg:height="10.479cm" svg:x="3.598cm" svg:y="2.094cm" draw:page-number="5" presentation:class="page"/>
          <draw:frame presentation:style-name="pr3" draw:text-style-name="P17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Figure: GenotypingStore" draw:style-name="dp1" draw:master-page-name="Default">
        <office:forms form:automatic-focus="false" form:apply-design-mode="false"/>
        <draw:g>
          <draw:custom-shape draw:style-name="gr6" draw:text-style-name="P11" draw:layer="layout" svg:width="1.05cm" svg:height="1cm" svg:x="5.199cm" svg:y="4.301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6.249cm" svg:y="4.301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8.349cm" svg:y="4.301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7.299cm" svg:y="4.301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1" draw:layer="layout" svg:width="1.05cm" svg:height="1cm" svg:x="5.2cm" svg:y="4.302cm">
          <text:p text:style-name="P8"><text:span text:style-name="T7">0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cm" svg:y="4.302cm">
          <text:p text:style-name="P8"><text:span text:style-name="T7">0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cm" svg:y="4.302cm">
          <text:p text:style-name="P8"><text:span text:style-name="T7">010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cm" svg:y="4.302cm">
          <text:p text:style-name="P8"><text:span text:style-name="T7">001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5.201cm" svg:y="5.301cm">
          <text:p text:style-name="P8"><text:span text:style-name="T7">1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1cm" svg:y="5.301cm">
          <text:p text:style-name="P8"><text:span text:style-name="T7">01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1cm" svg:y="5.301cm">
          <text:p text:style-name="P8"><text:span text:style-name="T7">010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01cm" svg:y="5.301cm">
          <text:p text:style-name="P8"><text:span text:style-name="T7">1101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081cm" svg:height="2.174cm" svg:x="5.319cm" svg:y="2.122cm">
          <draw:text-box>
            <text:p text:style-name="P18"><text:span text:style-name="T5">Assay 1</text:span></text:p>
          </draw:text-box>
        </draw:frame>
        <draw:g>
          <draw:custom-shape draw:style-name="gr6" draw:text-style-name="P11" draw:layer="layout" svg:width="1.05cm" svg:height="1cm" svg:x="5.201cm" svg:y="8.301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6.251cm" svg:y="8.301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8.351cm" svg:y="8.301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7.301cm" svg:y="8.301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5.201cm" svg:y="7.301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6.251cm" svg:y="7.301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8.351cm" svg:y="7.301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7.301cm" svg:y="7.301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1" draw:layer="layout" svg:width="1.05cm" svg:height="1cm" svg:x="5.201cm" svg:y="6.301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1cm" svg:y="6.301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1cm" svg:y="6.301cm">
          <text:p text:style-name="P8"><text:span text:style-name="T7">01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01cm" svg:y="6.301cm">
          <text:p text:style-name="P8"><text:span text:style-name="T7">011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081cm" svg:height="2.174cm" svg:x="8.319cm" svg:y="2.122cm">
          <draw:text-box>
            <text:p text:style-name="P18"><text:span text:style-name="T5">Assay 4</text:span></text:p>
          </draw:text-box>
        </draw:frame>
        <draw:frame draw:style-name="gr13" draw:text-style-name="P18" draw:layer="layout" svg:width="1.081cm" svg:height="2.174cm" svg:x="7.319cm" svg:y="2.122cm">
          <draw:text-box>
            <text:p text:style-name="P18"><text:span text:style-name="T5">Assay 3</text:span></text:p>
          </draw:text-box>
        </draw:frame>
        <draw:frame draw:style-name="gr13" draw:text-style-name="P18" draw:layer="layout" svg:width="1.081cm" svg:height="2.174cm" svg:x="6.319cm" svg:y="2.122cm">
          <draw:text-box>
            <text:p text:style-name="P18"><text:span text:style-name="T5">Assay 2</text:span></text:p>
          </draw:text-box>
        </draw:frame>
        <draw:frame draw:style-name="gr4" draw:text-style-name="P18" draw:layer="layout" svg:width="2.83cm" svg:height="0.831cm" svg:x="2.5cm" svg:y="8.369cm">
          <draw:text-box>
            <text:p text:style-name="P5"><text:span text:style-name="T5">Sample 4</text:span></text:p>
          </draw:text-box>
        </draw:frame>
        <draw:frame draw:style-name="gr4" draw:text-style-name="P18" draw:layer="layout" svg:width="2.83cm" svg:height="0.831cm" svg:x="2.5cm" svg:y="7.369cm">
          <draw:text-box>
            <text:p text:style-name="P5"><text:span text:style-name="T5">Sample 3</text:span></text:p>
          </draw:text-box>
        </draw:frame>
        <draw:frame draw:style-name="gr4" draw:text-style-name="P18" draw:layer="layout" svg:width="2.83cm" svg:height="0.831cm" svg:x="2.5cm" svg:y="6.369cm">
          <draw:text-box>
            <text:p text:style-name="P5"><text:span text:style-name="T5">Sample 2</text:span></text:p>
          </draw:text-box>
        </draw:frame>
        <draw:frame draw:style-name="gr4" draw:text-style-name="P18" draw:layer="layout" svg:width="2.83cm" svg:height="0.831cm" svg:x="2.5cm" svg:y="5.369cm">
          <draw:text-box>
            <text:p text:style-name="P5"><text:span text:style-name="T5">Sample 1</text:span></text:p>
          </draw:text-box>
        </draw:frame>
        <draw:custom-shape draw:style-name="gr6" draw:text-style-name="P11" draw:layer="layout" svg:width="1.05cm" svg:height="1cm" svg:x="5.202cm" svg:y="5.302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2cm" svg:y="5.302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2cm" svg:y="5.302cm">
          <text:p text:style-name="P8"><text:span text:style-name="T7">01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02cm" svg:y="5.302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5.202cm" svg:y="8.302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2cm" svg:y="8.302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2cm" svg:y="8.302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02cm" svg:y="8.302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5.202cm" svg:y="7.302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6.252cm" svg:y="7.302cm">
          <text:p text:style-name="P8"><text:span text:style-name="T7">01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8.352cm" svg:y="7.302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7.302cm" svg:y="7.302cm">
          <text:p text:style-name="P8"><text:span text:style-name="T7">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2.627cm" svg:y="5.37cm">
          <text:p text:style-name="P8"><text:span text:style-name="T7">1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3.677cm" svg:y="5.37cm">
          <text:p text:style-name="P8"><text:span text:style-name="T7">011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5.777cm" svg:y="5.37cm">
          <text:p text:style-name="P8"><text:span text:style-name="T7">0100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4.727cm" svg:y="5.37cm">
          <text:p text:style-name="P8"><text:span text:style-name="T7">1101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081cm" svg:height="2.58cm" svg:x="12.746cm" svg:y="1.721cm">
          <draw:text-box>
            <text:p text:style-name="P18"><text:span text:style-name="T5">Sample 1</text:span></text:p>
          </draw:text-box>
        </draw:frame>
        <draw:g>
          <draw:custom-shape draw:style-name="gr6" draw:text-style-name="P11" draw:layer="layout" svg:width="1.05cm" svg:height="1cm" svg:x="12.627cm" svg:y="8.37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7cm" svg:y="8.37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7cm" svg:y="8.37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7cm" svg:y="8.37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12.627cm" svg:y="7.37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7cm" svg:y="7.37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7cm" svg:y="7.37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7cm" svg:y="7.37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12.627cm" svg:y="6.37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7cm" svg:y="6.37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7cm" svg:y="6.37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7cm" svg:y="6.37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8" draw:layer="layout" svg:width="1.081cm" svg:height="2.58cm" svg:x="15.746cm" svg:y="1.721cm">
          <draw:text-box>
            <text:p text:style-name="P18"><text:span text:style-name="T5">Sample 4</text:span></text:p>
          </draw:text-box>
        </draw:frame>
        <draw:frame draw:style-name="gr13" draw:text-style-name="P18" draw:layer="layout" svg:width="1.081cm" svg:height="2.58cm" svg:x="14.746cm" svg:y="1.721cm">
          <draw:text-box>
            <text:p text:style-name="P18"><text:span text:style-name="T5">Sample 3</text:span></text:p>
          </draw:text-box>
        </draw:frame>
        <draw:frame draw:style-name="gr13" draw:text-style-name="P18" draw:layer="layout" svg:width="1.081cm" svg:height="2.58cm" svg:x="13.746cm" svg:y="1.721cm">
          <draw:text-box>
            <text:p text:style-name="P18"><text:span text:style-name="T5">Sample 2</text:span></text:p>
          </draw:text-box>
        </draw:frame>
        <draw:frame draw:style-name="gr4" draw:text-style-name="P18" draw:layer="layout" svg:width="2.424cm" svg:height="0.831cm" svg:x="10.3cm" svg:y="8.469cm">
          <draw:text-box>
            <text:p text:style-name="P5"><text:span text:style-name="T5">Assay 4</text:span></text:p>
          </draw:text-box>
        </draw:frame>
        <draw:frame draw:style-name="gr4" draw:text-style-name="P18" draw:layer="layout" svg:width="2.424cm" svg:height="0.831cm" svg:x="10.3cm" svg:y="7.469cm">
          <draw:text-box>
            <text:p text:style-name="P5"><text:span text:style-name="T5">Assay 3</text:span></text:p>
          </draw:text-box>
        </draw:frame>
        <draw:frame draw:style-name="gr4" draw:text-style-name="P18" draw:layer="layout" svg:width="2.424cm" svg:height="0.831cm" svg:x="10.3cm" svg:y="6.469cm">
          <draw:text-box>
            <text:p text:style-name="P5"><text:span text:style-name="T5">Assay 2</text:span></text:p>
          </draw:text-box>
        </draw:frame>
        <draw:frame draw:style-name="gr4" draw:text-style-name="P18" draw:layer="layout" svg:width="2.424cm" svg:height="0.831cm" svg:x="10.3cm" svg:y="5.469cm">
          <draw:text-box>
            <text:p text:style-name="P5"><text:span text:style-name="T5">Assay 1</text:span></text:p>
          </draw:text-box>
        </draw:frame>
        <draw:custom-shape draw:style-name="gr6" draw:text-style-name="P11" draw:layer="layout" svg:width="1.05cm" svg:height="1cm" svg:x="12.628cm" svg:y="5.371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3.678cm" svg:y="5.371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5.778cm" svg:y="5.371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05cm" svg:height="1cm" svg:x="14.728cm" svg:y="5.371cm">
          <text:p text:style-name="P8"><text:span text:style-name="T7">001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1.05cm" svg:height="1cm" svg:x="12.628cm" svg:y="8.371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8cm" svg:y="8.371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8cm" svg:y="8.371cm">
            <text:p text:style-name="P8"><text:span text:style-name="T7">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8cm" svg:y="8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12.628cm" svg:y="7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8cm" svg:y="7.371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8cm" svg:y="7.371cm">
            <text:p text:style-name="P8"><text:span text:style-name="T7">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8cm" svg:y="7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12.628cm" svg:y="6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8cm" svg:y="6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8cm" svg:y="6.371cm">
            <text:p text:style-name="P8"><text:span text:style-name="T7">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8cm" svg:y="6.371cm">
            <text:p text:style-name="P8"><text:span text:style-name="T7">011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9" draw:layer="layout" svg:width="4.2cm" svg:height="1cm" svg:x="12.628cm" svg:y="5.371cm">
          <text:p text:style-name="P5"/>
          <draw:enhanced-geometry svg:viewBox="0 0 21600 21600" draw:type="rectangle" draw:enhanced-path="M 0 0 L 21600 0 21600 21600 0 21600 0 0 Z N"/>
        </draw:custom-shape>
        <draw:frame draw:style-name="gr4" draw:layer="layout" svg:width="6.408cm" svg:height="0.988cm" svg:x="3.2cm" svg:y="9.3cm">
          <draw:text-box>
            <text:p text:style-name="P5">Assay BitwiseStore</text:p>
          </draw:text-box>
        </draw:frame>
        <draw:frame draw:style-name="gr4" draw:layer="layout" svg:width="6.907cm" svg:height="0.988cm" svg:x="10.3cm" svg:y="9.3cm">
          <draw:text-box>
            <text:p text:style-name="P5">Sample BitwiseStore</text:p>
          </draw:text-box>
        </draw:frame>
        <draw:g>
          <draw:custom-shape draw:style-name="gr6" draw:text-style-name="P11" draw:layer="layout" svg:width="1.05cm" svg:height="1cm" svg:x="12.626cm" svg:y="4.37cm">
            <text:p text:style-name="P8"><text:span text:style-name="T7">1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6cm" svg:y="4.37cm">
            <text:p text:style-name="P8"><text:span text:style-name="T7">01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6cm" svg:y="4.37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6cm" svg:y="4.37cm">
            <text:p text:style-name="P8"><text:span text:style-name="T7">110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05cm" svg:height="1cm" svg:x="12.627cm" svg:y="4.371cm">
            <text:p text:style-name="P8"><text:span text:style-name="T7">00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3.677cm" svg:y="4.371cm">
            <text:p text:style-name="P8"><text:span text:style-name="T7">00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5.777cm" svg:y="4.371cm">
            <text:p text:style-name="P8"><text:span text:style-name="T7">010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05cm" svg:height="1cm" svg:x="14.727cm" svg:y="4.371cm">
            <text:p text:style-name="P8"><text:span text:style-name="T7">0011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9" draw:layer="layout" svg:width="1.05cm" svg:height="5cm" svg:x="5.2cm" svg:y="4.3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979cm" svg:height="0.831cm" svg:x="9.8cm" svg:y="4.469cm">
          <draw:text-box>
            <text:p text:style-name="P5"><text:span text:style-name="T5">Sample Id</text:span></text:p>
          </draw:text-box>
        </draw:frame>
        <draw:frame draw:style-name="gr4" draw:layer="layout" svg:width="2.572cm" svg:height="0.831cm" svg:x="2.728cm" svg:y="4.4cm">
          <draw:text-box>
            <text:p text:style-name="P5"><text:span text:style-name="T5">Assay I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Extra: Tables used in Query section" draw:style-name="dp1" draw:master-page-name="Default" presentation:presentation-page-layout-name="AL2T0">
        <office:forms form:automatic-focus="false" form:apply-design-mode="false"/>
        <draw:g>
          <draw:custom-shape draw:style-name="gr14" draw:text-style-name="P20" draw:layer="layout" svg:width="2.066cm" svg:height="0.93cm" svg:x="14.102cm" svg:y="7.704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66cm" svg:height="0.928cm" svg:x="14.102cm" svg:y="6.776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66cm" svg:height="0.928cm" svg:x="14.102cm" svg:y="5.84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66cm" svg:height="0.948cm" svg:x="14.102cm" svg:y="4.9cm">
            <text:p text:style-name="P19"><text:span text:style-name="T12">SNP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65cm" svg:height="0.93cm" svg:x="16.168cm" svg:y="7.704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65cm" svg:height="0.928cm" svg:x="16.168cm" svg:y="6.776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65cm" svg:height="0.928cm" svg:x="16.168cm" svg:y="5.84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65cm" svg:height="0.948cm" svg:x="16.168cm" svg:y="4.9cm">
            <text:p text:style-name="P19"><text:span text:style-name="T12">SNP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66cm" svg:height="0.93cm" svg:x="18.233cm" svg:y="7.704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72cm" svg:height="0.93cm" svg:x="12.03cm" svg:y="7.704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65cm" svg:height="0.93cm" svg:x="9.965cm" svg:y="7.704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132cm" svg:height="0.93cm" svg:x="5.833cm" svg:y="7.704cm">
            <text:p text:style-name="P19"><text:span text:style-name="T12">Call V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66cm" svg:height="0.928cm" svg:x="18.233cm" svg:y="6.776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72cm" svg:height="0.928cm" svg:x="12.03cm" svg:y="6.776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65cm" svg:height="0.928cm" svg:x="9.965cm" svg:y="6.776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132cm" svg:height="0.928cm" svg:x="5.833cm" svg:y="6.776cm">
            <text:p text:style-name="P19"><text:span text:style-name="T12">Call V2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66cm" svg:height="0.928cm" svg:x="18.233cm" svg:y="5.848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72cm" svg:height="0.928cm" svg:x="12.03cm" svg:y="5.84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65cm" svg:height="0.928cm" svg:x="9.965cm" svg:y="5.84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132cm" svg:height="0.928cm" svg:x="5.833cm" svg:y="5.848cm">
            <text:p text:style-name="P19"><text:span text:style-name="T12">Call V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66cm" svg:height="0.948cm" svg:x="18.233cm" svg:y="4.9cm">
            <text:p text:style-name="P19"><text:span text:style-name="T12">SNP5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72cm" svg:height="0.948cm" svg:x="12.03cm" svg:y="4.9cm">
            <text:p text:style-name="P19"><text:span text:style-name="T12">SNP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65cm" svg:height="0.948cm" svg:x="9.965cm" svg:y="4.9cm">
            <text:p text:style-name="P19"><text:span text:style-name="T12">SNP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132cm" svg:height="0.948cm" svg:x="5.833cm" svg:y="4.9cm">
            <text:p text:style-name="P5"/>
            <draw:enhanced-geometry svg:viewBox="0 0 21600 21600" draw:type="rectangle" draw:enhanced-path="M 0 0 L 21600 0 21600 21600 0 21600 0 0 Z N"/>
          </draw:custom-shape>
          <draw:line draw:style-name="gr19" draw:text-style-name="P21" draw:layer="layout" svg:x1="5.833cm" svg:y1="4.9cm" svg:x2="20.299cm" svg:y2="4.9cm">
            <text:p text:style-name="P5"/>
          </draw:line>
          <draw:line draw:style-name="gr20" draw:text-style-name="P21" draw:layer="layout" svg:x1="5.833cm" svg:y1="5.848cm" svg:x2="20.299cm" svg:y2="5.848cm">
            <text:p text:style-name="P5"/>
          </draw:line>
          <draw:line draw:style-name="gr20" draw:text-style-name="P21" draw:layer="layout" svg:x1="5.833cm" svg:y1="6.776cm" svg:x2="20.299cm" svg:y2="6.776cm">
            <text:p text:style-name="P5"/>
          </draw:line>
          <draw:line draw:style-name="gr20" draw:text-style-name="P21" draw:layer="layout" svg:x1="5.833cm" svg:y1="7.704cm" svg:x2="20.299cm" svg:y2="7.704cm">
            <text:p text:style-name="P5"/>
          </draw:line>
          <draw:line draw:style-name="gr19" draw:text-style-name="P21" draw:layer="layout" svg:x1="5.833cm" svg:y1="8.634cm" svg:x2="20.299cm" svg:y2="8.634cm">
            <text:p text:style-name="P5"/>
          </draw:line>
          <draw:line draw:style-name="gr19" draw:text-style-name="P21" draw:layer="layout" svg:x1="5.833cm" svg:y1="4.9cm" svg:x2="5.833cm" svg:y2="8.634cm">
            <text:p text:style-name="P5"/>
          </draw:line>
          <draw:line draw:style-name="gr20" draw:text-style-name="P21" draw:layer="layout" svg:x1="9.965cm" svg:y1="4.9cm" svg:x2="9.965cm" svg:y2="8.634cm">
            <text:p text:style-name="P5"/>
          </draw:line>
          <draw:line draw:style-name="gr20" draw:text-style-name="P21" draw:layer="layout" svg:x1="12.03cm" svg:y1="4.9cm" svg:x2="12.03cm" svg:y2="8.634cm">
            <text:p text:style-name="P5"/>
          </draw:line>
          <draw:line draw:style-name="gr20" draw:text-style-name="P21" draw:layer="layout" svg:x1="14.102cm" svg:y1="4.9cm" svg:x2="14.102cm" svg:y2="8.634cm">
            <text:p text:style-name="P5"/>
          </draw:line>
          <draw:line draw:style-name="gr19" draw:text-style-name="P21" draw:layer="layout" svg:x1="20.299cm" svg:y1="4.9cm" svg:x2="20.299cm" svg:y2="8.634cm">
            <text:p text:style-name="P5"/>
          </draw:line>
          <draw:line draw:style-name="gr20" draw:text-style-name="P21" draw:layer="layout" svg:x1="18.233cm" svg:y1="4.9cm" svg:x2="18.233cm" svg:y2="8.634cm">
            <text:p text:style-name="P5"/>
          </draw:line>
          <draw:line draw:style-name="gr20" draw:text-style-name="P21" draw:layer="layout" svg:x1="16.168cm" svg:y1="4.9cm" svg:x2="16.168cm" svg:y2="8.634cm">
            <text:p text:style-name="P5"/>
          </draw:line>
        </draw:g>
        <draw:g>
          <draw:custom-shape draw:style-name="gr18" draw:text-style-name="P20" draw:layer="layout" svg:width="4.01cm" svg:height="0.954cm" svg:x="1.866cm" svg:y="17.635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1cm" svg:height="0.952cm" svg:x="1.866cm" svg:y="16.683cm">
            <text:p text:style-name="P19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1cm" svg:height="0.953cm" svg:x="1.866cm" svg:y="15.73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1cm" svg:height="0.952cm" svg:x="1.866cm" svg:y="14.778cm">
            <text:p text:style-name="P19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1cm" svg:height="0.954cm" svg:x="1.866cm" svg:y="13.824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1cm" svg:height="0.952cm" svg:x="1.866cm" svg:y="12.872cm">
            <text:p text:style-name="P19"><text:span text:style-name="T13">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1cm" svg:height="0.952cm" svg:x="1.866cm" svg:y="11.9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1cm" svg:height="0.954cm" svg:x="1.866cm" svg:y="10.966cm">
            <text:p text:style-name="P19"><text:span text:style-name="T14">Query Bi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02cm" svg:height="0.954cm" svg:x="5.876cm" svg:y="17.635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02cm" svg:height="0.952cm" svg:x="5.876cm" svg:y="16.683cm">
            <text:p text:style-name="P19"><text:span text:style-name="T15">AND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02cm" svg:height="0.953cm" svg:x="5.876cm" svg:y="15.73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02cm" svg:height="0.952cm" svg:x="5.876cm" svg:y="14.778cm">
            <text:p text:style-name="P19"><text:span text:style-name="T15">AND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02cm" svg:height="0.954cm" svg:x="5.876cm" svg:y="13.824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02cm" svg:height="0.952cm" svg:x="5.876cm" svg:y="12.872cm">
            <text:p text:style-name="P19"><text:span text:style-name="T15">AND NOT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002cm" svg:height="0.952cm" svg:x="5.876cm" svg:y="11.9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002cm" svg:height="0.954cm" svg:x="5.876cm" svg:y="10.966cm">
            <text:p text:style-name="P19"><text:span text:style-name="T12">Op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4cm" svg:x="22.73cm" svg:y="17.635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4cm" svg:x="20.723cm" svg:y="17.635cm">
            <text:p text:style-name="P19"><text:span text:style-name="T16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1.999cm" svg:height="0.954cm" svg:x="18.724cm" svg:y="17.635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4cm" svg:x="16.717cm" svg:y="17.635cm">
            <text:p text:style-name="P19"><text:span text:style-name="T16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4cm" svg:x="14.714cm" svg:y="17.635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4cm" svg:x="9.878cm" svg:y="17.635cm">
            <text:p text:style-name="P19"><text:span text:style-name="T12">Result Vecto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03cm" svg:height="0.952cm" svg:x="22.73cm" svg:y="16.683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07cm" svg:height="0.952cm" svg:x="20.723cm" svg:y="16.683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1.999cm" svg:height="0.952cm" svg:x="18.724cm" svg:y="16.683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07cm" svg:height="0.952cm" svg:x="16.717cm" svg:y="16.683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2.003cm" svg:height="0.952cm" svg:x="14.714cm" svg:y="16.683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2cm" svg:x="9.878cm" svg:y="16.683cm">
            <text:p text:style-name="P19"><text:span text:style-name="T12">Call V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03cm" svg:height="0.952cm" svg:x="22.73cm" svg:y="14.77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07cm" svg:height="0.952cm" svg:x="20.723cm" svg:y="14.778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1.999cm" svg:height="0.952cm" svg:x="18.724cm" svg:y="14.778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07cm" svg:height="0.952cm" svg:x="16.717cm" svg:y="14.778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003cm" svg:height="0.952cm" svg:x="14.714cm" svg:y="14.778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2cm" svg:x="9.878cm" svg:y="14.778cm">
            <text:p text:style-name="P19"><text:span text:style-name="T12">Call V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4cm" svg:x="22.73cm" svg:y="13.824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4cm" svg:x="20.723cm" svg:y="13.824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1.999cm" svg:height="0.954cm" svg:x="18.724cm" svg:y="13.824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4cm" svg:x="16.717cm" svg:y="13.824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4cm" svg:x="14.714cm" svg:y="13.824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4cm" svg:x="9.878cm" svg:y="13.824cm">
            <text:p text:style-name="P19"><text:span text:style-name="T12">=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1.999cm" svg:height="0.953cm" svg:x="18.724cm" svg:y="15.73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999cm" svg:height="0.952cm" svg:x="18.724cm" svg:y="12.872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1.999cm" svg:height="0.952cm" svg:x="18.724cm" svg:y="11.92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1.999cm" svg:height="0.954cm" svg:x="18.724cm" svg:y="10.966cm">
            <text:p text:style-name="P19"><text:span text:style-name="T12">SNP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3cm" svg:x="20.723cm" svg:y="15.73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07cm" svg:height="0.952cm" svg:x="20.723cm" svg:y="12.872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2cm" svg:x="20.723cm" svg:y="11.92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07cm" svg:height="0.954cm" svg:x="20.723cm" svg:y="10.966cm">
            <text:p text:style-name="P19"><text:span text:style-name="T12">SNP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3cm" svg:x="22.73cm" svg:y="15.73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3cm" svg:x="16.717cm" svg:y="15.73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3cm" svg:x="14.714cm" svg:y="15.73cm">
            <text:p text:style-name="P1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3cm" svg:x="9.878cm" svg:y="15.73cm">
            <text:p text:style-name="P19"><text:span text:style-name="T12">=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03cm" svg:height="0.952cm" svg:x="22.73cm" svg:y="12.872cm">
            <text:p text:style-name="P19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07cm" svg:height="0.952cm" svg:x="16.717cm" svg:y="12.872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2.003cm" svg:height="0.952cm" svg:x="14.714cm" svg:y="12.872cm">
            <text:p text:style-name="P19"><text:span text:style-name="T12">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2cm" svg:x="9.878cm" svg:y="12.872cm">
            <text:p text:style-name="P19"><text:span text:style-name="T12">Call V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2cm" svg:x="22.73cm" svg:y="11.92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7cm" svg:height="0.952cm" svg:x="16.717cm" svg:y="11.92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0" draw:layer="layout" svg:width="2.003cm" svg:height="0.952cm" svg:x="14.714cm" svg:y="11.92cm">
            <text:p text:style-name="P1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2cm" svg:x="9.878cm" svg:y="11.92cm">
            <text:p text:style-name="P19"><text:span text:style-name="T12">Starting Vecto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03cm" svg:height="0.954cm" svg:x="22.73cm" svg:y="10.966cm">
            <text:p text:style-name="P19"><text:span text:style-name="T12">SNP5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07cm" svg:height="0.954cm" svg:x="16.717cm" svg:y="10.966cm">
            <text:p text:style-name="P19"><text:span text:style-name="T12">SNP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2.003cm" svg:height="0.954cm" svg:x="14.714cm" svg:y="10.966cm">
            <text:p text:style-name="P19"><text:span text:style-name="T12">SNP1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4.836cm" svg:height="0.954cm" svg:x="9.878cm" svg:y="10.966cm">
            <text:p text:style-name="P19"><text:span text:style-name="T12">Vector</text:span></text:p>
            <draw:enhanced-geometry svg:viewBox="0 0 21600 21600" draw:type="rectangle" draw:enhanced-path="M 0 0 L 21600 0 21600 21600 0 21600 0 0 Z N"/>
          </draw:custom-shape>
          <draw:line draw:style-name="gr20" draw:text-style-name="P21" draw:layer="layout" svg:x1="14.714cm" svg:y1="10.966cm" svg:x2="14.714cm" svg:y2="18.589cm">
            <text:p text:style-name="P5"/>
          </draw:line>
          <draw:line draw:style-name="gr20" draw:text-style-name="P21" draw:layer="layout" svg:x1="16.717cm" svg:y1="10.966cm" svg:x2="16.717cm" svg:y2="18.589cm">
            <text:p text:style-name="P5"/>
          </draw:line>
          <draw:line draw:style-name="gr20" draw:text-style-name="P21" draw:layer="layout" svg:x1="18.724cm" svg:y1="10.966cm" svg:x2="18.724cm" svg:y2="18.589cm">
            <text:p text:style-name="P5"/>
          </draw:line>
          <draw:line draw:style-name="gr20" draw:text-style-name="P21" draw:layer="layout" svg:x1="22.73cm" svg:y1="10.966cm" svg:x2="22.73cm" svg:y2="18.589cm">
            <text:p text:style-name="P5"/>
          </draw:line>
          <draw:line draw:style-name="gr20" draw:text-style-name="P21" draw:layer="layout" svg:x1="20.723cm" svg:y1="10.966cm" svg:x2="20.723cm" svg:y2="18.589cm">
            <text:p text:style-name="P5"/>
          </draw:line>
          <draw:line draw:style-name="gr20" draw:text-style-name="P21" draw:layer="layout" svg:x1="22.73cm" svg:y1="13.824cm" svg:x2="24.733cm" svg:y2="13.824cm">
            <text:p text:style-name="P5"/>
          </draw:line>
          <draw:line draw:style-name="gr20" draw:text-style-name="P21" draw:layer="layout" svg:x1="14.714cm" svg:y1="13.824cm" svg:x2="22.73cm" svg:y2="13.824cm">
            <text:p text:style-name="P5"/>
          </draw:line>
          <draw:line draw:style-name="gr20" draw:text-style-name="P21" draw:layer="layout" svg:x1="9.878cm" svg:y1="10.966cm" svg:x2="9.878cm" svg:y2="18.589cm">
            <text:p text:style-name="P5"/>
          </draw:line>
          <draw:line draw:style-name="gr20" draw:text-style-name="P21" draw:layer="layout" svg:x1="1.866cm" svg:y1="11.92cm" svg:x2="24.733cm" svg:y2="11.92cm">
            <text:p text:style-name="P5"/>
          </draw:line>
          <draw:line draw:style-name="gr20" draw:text-style-name="P21" draw:layer="layout" svg:x1="1.866cm" svg:y1="12.872cm" svg:x2="24.733cm" svg:y2="12.872cm">
            <text:p text:style-name="P5"/>
          </draw:line>
          <draw:line draw:style-name="gr20" draw:text-style-name="P21" draw:layer="layout" svg:x1="1.866cm" svg:y1="13.824cm" svg:x2="14.714cm" svg:y2="13.824cm">
            <text:p text:style-name="P5"/>
          </draw:line>
          <draw:line draw:style-name="gr20" draw:text-style-name="P21" draw:layer="layout" svg:x1="1.866cm" svg:y1="14.778cm" svg:x2="24.733cm" svg:y2="14.778cm">
            <text:p text:style-name="P5"/>
          </draw:line>
          <draw:line draw:style-name="gr20" draw:text-style-name="P21" draw:layer="layout" svg:x1="1.866cm" svg:y1="15.73cm" svg:x2="24.733cm" svg:y2="15.73cm">
            <text:p text:style-name="P5"/>
          </draw:line>
          <draw:line draw:style-name="gr20" draw:text-style-name="P21" draw:layer="layout" svg:x1="1.866cm" svg:y1="16.683cm" svg:x2="24.733cm" svg:y2="16.683cm">
            <text:p text:style-name="P5"/>
          </draw:line>
          <draw:line draw:style-name="gr20" draw:text-style-name="P21" draw:layer="layout" svg:x1="1.866cm" svg:y1="17.635cm" svg:x2="24.733cm" svg:y2="17.635cm">
            <text:p text:style-name="P5"/>
          </draw:line>
          <draw:line draw:style-name="gr19" draw:text-style-name="P21" draw:layer="layout" svg:x1="1.866cm" svg:y1="10.966cm" svg:x2="24.733cm" svg:y2="10.966cm">
            <text:p text:style-name="P5"/>
          </draw:line>
          <draw:line draw:style-name="gr19" draw:text-style-name="P21" draw:layer="layout" svg:x1="1.866cm" svg:y1="10.966cm" svg:x2="1.866cm" svg:y2="18.589cm">
            <text:p text:style-name="P5"/>
          </draw:line>
          <draw:line draw:style-name="gr19" draw:text-style-name="P21" draw:layer="layout" svg:x1="24.733cm" svg:y1="10.966cm" svg:x2="24.733cm" svg:y2="18.589cm">
            <text:p text:style-name="P5"/>
          </draw:line>
          <draw:line draw:style-name="gr19" draw:text-style-name="P21" draw:layer="layout" svg:x1="1.866cm" svg:y1="18.589cm" svg:x2="24.733cm" svg:y2="18.589cm">
            <text:p text:style-name="P5"/>
          </draw:line>
          <draw:line draw:style-name="gr20" draw:text-style-name="P21" draw:layer="layout" svg:x1="5.876cm" svg:y1="10.966cm" svg:x2="5.876cm" svg:y2="18.589cm">
            <text:p text:style-name="P5"/>
          </draw:line>
        </draw:g>
        <draw:line draw:style-name="gr22" draw:text-style-name="P21" draw:layer="layout" svg:x1="25.433cm" svg:y1="12.133cm" svg:x2="25.433cm" svg:y2="17.966cm">
          <text:p text:style-name="P5"/>
        </draw:line>
        <presentation:notes draw:style-name="dp2">
          <draw:page-thumbnail draw:style-name="gr5" draw:layer="layout" svg:width="14.393cm" svg:height="10.479cm" svg:x="3.598cm" svg:y="2.094cm" draw:page-number="7" presentation:class="page"/>
          <draw:frame presentation:style-name="pr3" draw:text-style-name="P17" draw:layer="layout" svg:width="17.272cm" svg:height="12.575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creation-date>2007-09-14T15:12:08</meta:creation-date>
    <dc:date>2007-09-24T11:35:07</dc:date>
    <dc:language>en-CA</dc:language>
    <meta:editing-cycles>76</meta:editing-cycles>
    <meta:user-defined meta:name="Info 1"/>
    <meta:user-defined meta:name="Info 2"/>
    <meta:user-defined meta:name="Info 3"/>
    <meta:user-defined meta:name="Info 4"/>
    <meta:document-statistic meta:object-count="384"/>
  </office:meta>
</office:document-meta>
</file>